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38813"/>
    </style:style>
    <style:style style:name="P2" style:family="paragraph" style:parent-style-name="Standard">
      <style:text-properties style:text-underline-style="solid" style:text-underline-width="auto" style:text-underline-color="font-color" fo:font-weight="bold" officeooo:rsid="00102903" officeooo:paragraph-rsid="00102903"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102903" officeooo:paragraph-rsid="00102903" style:font-weight-asian="normal" style:font-weight-complex="normal"/>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7f0fc" officeooo:paragraph-rsid="0017f0fc" style:font-weight-asian="bold" style:font-weight-complex="bold"/>
    </style:style>
    <style:style style:name="P5" style:family="paragraph" style:parent-style-name="Standard">
      <style:paragraph-properties fo:text-align="justify" style:justify-single-word="false"/>
      <style:text-properties style:text-underline-style="none" fo:font-weight="normal" officeooo:rsid="0017f0fc" officeooo:paragraph-rsid="0017f0fc"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02903" officeooo:paragraph-rsid="0017f0f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85b29" officeooo:paragraph-rsid="00185b29"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982b4" officeooo:paragraph-rsid="001982b4"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9ec16" officeooo:paragraph-rsid="0019ec16" style:font-weight-asian="normal" style:font-weight-complex="normal"/>
    </style:style>
    <style:style style:name="T1" style:family="text">
      <style:text-properties officeooo:rsid="001295fc"/>
    </style:style>
    <style:style style:name="T2" style:family="text">
      <style:text-properties style:text-underline-style="solid" style:text-underline-width="auto" style:text-underline-color="font-color" officeooo:rsid="001295fc"/>
    </style:style>
    <style:style style:name="T3" style:family="text">
      <style:text-properties officeooo:rsid="0017906a"/>
    </style:style>
    <style:style style:name="T4" style:family="text">
      <style:text-properties officeooo:rsid="0017f0fc"/>
    </style:style>
    <style:style style:name="T5" style:family="text">
      <style:text-properties officeooo:rsid="001982b4"/>
    </style:style>
    <style:style style:name="T6" style:family="text">
      <style:text-properties officeooo:rsid="0019ec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2:</text:p>
      <text:p text:style-name="P3"><text:tab/><text:span text:style-name="T1">Para este ejercicio realizamos las siguiente suposiciones: el valor de la variable ‘id’ es inicializada a 0, el tiempo aleatorio que esperan los hijos es un valor entre 0 y 1 segundos ( 0 , 0.1, 0.2 …) y la impresión </text:span><text:span text:style-name="T2">no</text:span><text:span text:style-name="T1"> se realiza desde el manejador de la señal para evitar el uso de variables globales, en vez de ello realizamos un ‘pause()’ seguido de la impresión.</text:span></text:p>
      <text:p text:style-name="P3"><text:tab/><text:span text:style-name="T1">El principal fallo en el planteamiento de este ejercicio es no hacer referencia a la sincronización de los procesos, tanto entre los hijos como entre los hijos y el padre. Si no se tiene en cuenta la concurrencia de procesos pueden ocurrir comportamientos inesperados, entre ellos: <text:s/>Al solicitar información por línea de comando la impresión de la solicitud y la lectura se ven totalmente descoordinados, el acceso a la zona de memoria compartida puede ser corrompida si varios hijos intentan escribir al mismo tiempo sobre la variable o si intentan escribir mientras el padre lee, además puede ocurrir que la información de <text:s/>un hijo no se imprima si el padre esta imprimiendo mientras el hijo termina su ejecución.</text:span></text:p>
      <text:p text:style-name="P3"><text:tab/><text:span text:style-name="T3">Podemos concluir que la sincronización entre procesos es fundamental cuando se trata con el acceso a memoria compartida.</text:span></text:p>
      <text:p text:style-name="P3"/>
      <text:p text:style-name="P4">Libreria de semáforos:</text:p>
      <text:p text:style-name="P5"><text:tab/>La implementación está comentada en su totalidad en el fichero semaforos.c (ó en el correspondiente doxygen).</text:p>
      <text:p text:style-name="P6"><text:tab/><text:span text:style-name="T4">El test de esta librería se genera como el ejecutable ‘main_test’ tras utilizar el comando ‘make’. Este main realiza llamadas a funciones de la librería de test de semaforos, la especificación del funcionamiento y test realizados esta comentada en el fichero ‘semaforostest.c’.</text:span></text:p>
      <text:p text:style-name="P6"/>
      <text:p text:style-name="P6"/>
      <text:p text:style-name="P7">Ejercicio 6:</text:p>
      <text:p text:style-name="P7"/>
      <text:p text:style-name="P7">Para empezar, intentamos explicar brevemente la implementacion del ejercicio, para mostrar <text:s/>luego una serie de pruebas <text:s/>que ejecutamos sobre el mismo.</text:p>
      <text:p text:style-name="P7"/>
      <text:p text:style-name="P7">En primer lugar, nuestro proceso es un padre, que crea la memoria compartida y los 3 semáforos que heredan los dos hijos que genera después.</text:p>
      <text:p text:style-name="P7">El padre hace la labor de poductor, el primer hijo que genera es el consumidor, y el tercero es un “temporizador” que permite que la interaccion produccion-consumicion se ejecute hasta que pase un determinado tiempo, que decide el usuario mediante el tercer argumento de entrada al main (este tercer hijo ejecuta un usleep(&lt;3º argumento&gt;) antes de frenar a los otros dos).</text:p>
      <text:p text:style-name="P7"/>
      <text:p text:style-name="P7">Los tres semaforos no tienen gra<text:span text:style-name="T5">n</text:span> explicacion (el problema es un probea tipo, y la solucion escogida es la que aparece en todos los libros: un seaforo controla que no se consuma si no hay productos en el almacen, otro que no se produzca si el almacen esta lleno y un mutex que protege la memoria compartida).</text:p>
      <text:p text:style-name="P7"/>
      <text:p text:style-name="P7">Nuestra memoria compartida, <text:s/><text:span text:style-name="T5">el almacen, tiene una estructura de pila (es decir, los elementos se añaden y se consumen del top del almacen). Tenemos un array de caracteres con todo el abecedario, y una variable ‘end’ que apunta al top de la pila en ese momento (el productor incrementa el end, el consmidor lo decrementa). Adicionalmente, usamos una variable temp, que el hijo “temporizador” </text:span><text:soft-page-break/><text:span text:style-name="T5">emplea como flag para indicar a productores y consumidores que ha cesado su tiempo de trabajo. Por tanto, ambos trabajan en un while(temp == XX). Cuando se les acaba el tiempo, los 3 procesos hacen un detach de la shmem y los dos hijos vuelven al padre, que elimina tanto la memoria como los semaforos antes de salir.</text:span></text:p>
      <text:p text:style-name="P7"/>
      <text:p text:style-name="P8">Para apreciar el funcionamiento del programa, hemos añadido al final del bucle de produccion/consumicion unos usleeps que el usuario modifica mediante el primer y segundo argumento de entrada (el primer argumento es el usleep del productor, el segundo argumento es el usleep del consumidor).</text:p>
      <text:p text:style-name="P8"/>
      <text:p text:style-name="P8">SI TE HAS ABURRIDO AQUI, DA IGUAL QUE SIGAS LEYENDO O NO. LO SIGUIENTE SOLO SON PRUEBAS CON LAS DISTINTAS ENTRADAS AL MAIN.</text:p>
      <text:p text:style-name="P8"/>
      <text:p text:style-name="P8">A continuacion, explicamos lo observado “jugando” con estos argumentos. Tod<text:span text:style-name="T6">os los resultados</text:span> pueden comprobarse en <text:span text:style-name="T6">el directorio txt, que contiene archivos de la forms ‘n1-n2.txt’, donde n1 es el usleep del productor y n2 es el usleep del consumidor.</text:span></text:p>
      <text:p text:style-name="P8"/>
      <text:p text:style-name="P9">Cuando n1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9caa" officeooo:paragraph-rsid="0013881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1:38:51.503305545</meta:creation-date>
    <meta:editing-duration>PT31M40S</meta:editing-duration>
    <meta:editing-cycles>8</meta:editing-cycles>
    <meta:generator>LibreOffice/5.1.6.2$Linux_X86_64 LibreOffice_project/10m0$Build-2</meta:generator>
    <dc:date>2017-04-06T19:18:31.324156932</dc:date>
    <meta:document-statistic meta:table-count="0" meta:image-count="0" meta:object-count="0" meta:page-count="2" meta:paragraph-count="20" meta:word-count="678" meta:character-count="4077" meta:non-whitespace-character-count="3408"/>
  </office:meta>
</office:document-meta>
</file>